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Daniel" svg:font-family="Danie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font-size="20pt" fo:language="en" fo:country="US" style:font-size-asian="20pt" style:font-size-complex="20pt"/>
    </style:style>
    <style:style style:name="P3" style:family="paragraph" style:parent-style-name="Text_20_body">
      <style:text-properties fo:font-size="20pt" style:font-size-asian="20pt" style:font-size-complex="20pt"/>
    </style:style>
    <style:style style:name="P4" style:family="paragraph" style:parent-style-name="Heading">
      <style:text-properties style:font-name="Daniel" fo:font-size="22pt" style:text-underline-style="solid" style:text-underline-width="auto" style:text-underline-color="font-color" style:font-size-asian="22pt" style:font-size-complex="22pt"/>
    </style:style>
    <style:style style:name="P5" style:family="paragraph" style:parent-style-name="Heading">
      <style:text-properties fo:font-size="22pt" style:text-underline-style="solid" style:text-underline-width="auto" style:text-underline-color="font-color" style:font-size-asian="22pt" style:font-size-complex="22pt"/>
    </style:style>
    <style:style style:name="T1" style:family="text">
      <style:text-properties style:font-name="Danie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ufgabe 5</text:p>
      <text:p text:style-name="P2"><text:span text:style-name="T1">The new President, Donald Trump, is heading for a sort of new America. That means, as he said in his Campaign, he wants to make America great again. He wants to let the citizens control, what happens in the country and typically just do, what they want.</text:span></text:p>
      <text:p text:style-name="P1"><text:span text:style-name="T1"/></text:p>
      <text:p text:style-name="P5"><text:span text:style-name="T1">Aufgabe 6</text:span></text:p>
      <text:p text:style-name="P3"><text:span text:style-name="T1">In the Cartoon there is Trump, his wife, many people and how it seems a priest. The scene seems to happen, while the presidential inauguration happens. The many people say “So help us God”. This could mean, only God can help now, that the world won't fall apart. Another fitting title could be “Aaaand its g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Daniel" svg:font-family="Danie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ven Nolting</meta:initial-creator>
    <meta:creation-date>2017-02-01T16:54:02.59</meta:creation-date>
    <meta:document-statistic meta:table-count="0" meta:image-count="0" meta:object-count="0" meta:page-count="1" meta:paragraph-count="4" meta:word-count="107" meta:character-count="586"/>
    <dc:date>2017-02-01T17:12:57.69</dc:date>
    <dc:creator>Sven Nolting</dc:creator>
    <meta:editing-duration>PT2M22S</meta:editing-duration>
    <meta:editing-cycles>1</meta:editing-cycles>
    <meta:generator>OpenOffice/4.1.1$Win32 OpenOffice.org_project/411m6$Build-9775</meta:generator>
  </office:meta>
</office:document-meta>
</file>